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  <style:style style:family="table-column" style:name="defaultCol6">
      <style:table-column-properties style:column-width="20.0mm"/>
    </style:style>
    <style:style style:family="table-column" style:name="defaultCol7">
      <style:table-column-properties style:column-width="20.0mm"/>
    </style:style>
    <style:style style:family="table-column" style:name="defaultCol8">
      <style:table-column-properties style:column-width="20.0mm"/>
    </style:style>
    <style:style style:family="table-column" style:name="defaultCol9">
      <style:table-column-properties style:column-width="20.0mm"/>
    </style:style>
    <style:style style:family="table-column" style:name="defaultCol10">
      <style:table-column-properties style:column-width="20.0mm"/>
    </style:style>
  </office:automatic-styles>
  <office:body>
    <office:spreadsheet>
      <table:table table:name="180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18500.0">
            <text:p>18 500,00</text:p>
          </table:table-cell>
          <table:table-cell office:value-type="string">
            <text:p>Total expenses</text:p>
          </table:table-cell>
          <table:table-cell office:value-type="float" office:value="0">
            <text:p>0</text:p>
          </table:table-cell>
          <table:table-cell office:value-type="string">
            <text:p>Total incomes</text:p>
          </table:table-cell>
          <table:table-cell office:value-type="float" office:value="18500.0">
            <text:p>18 500,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.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.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/>
          </table:table-cell>
          <table:table-cell>
            <text:p/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0">
            <text:p>0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0">
            <text:p>70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86">
            <text:p>286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2">
            <text:p>72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94">
            <text:p>294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</table:table>
      <table:table table:name="2015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1" table:default-cell-style-name="Default"/>
        <table:table-row>
          <table:table-cell>
            <text:p>Total value</text:p>
          </table:table-cell>
          <table:table-cell office:value-type="float" office:value="-3608.5">
            <text:p>-3,608.50</text:p>
          </table:table-cell>
          <table:table-cell>
            <text:p>Total expenses</text:p>
          </table:table-cell>
          <table:table-cell office:value-type="float" office:value="3608.5">
            <text:p>3,608.5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1">
            <text:p>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/>
        </table:table-row>
        <table:table-row>
          <table:table-cell office:value-type="float" office:value="6">
            <text:p>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1">
            <text:p>1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7">
            <text:p>17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2">
            <text:p>22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,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27">
            <text:p>27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32">
            <text:p>32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2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3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>
            <text:p>Total incomes</text:p>
          </table:table-cell>
          <table:table-cell office:value-type="float" office:value="0.0">
            <text:p>0.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2">
            <text:p>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/>
        </table:table-row>
        <table:table-row>
          <table:table-cell office:value-type="float" office:value="7">
            <text:p>7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2">
            <text:p>12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8">
            <text:p>18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3">
            <text:p>23,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8">
            <text:p>28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3">
            <text:p>33.00</text:p>
          </table:table-cell>
          <table:table-cell>
            <text:p>INCOME</text:p>
          </table:table-cell>
          <table:table-cell>
            <text:p>Me</text:p>
          </table:table-cell>
          <table:table-cell>
            <text:p>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2018-04-05</text:p>
          </table:table-cell>
          <table:table-cell>
            <text:p>2018-05-30</text:p>
          </table:table-cell>
          <table:table-cell office:value-type="float" office:value="0.0">
            <text:p>0.00</text:p>
          </table:table-cell>
          <table:table-cell>
            <text:p/>
          </table:table-cell>
          <table:table-cell table:number-columns-repeated="1"/>
        </table:table-row>
      </table:table>
      <table:table table:name="1980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5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3594.5">
            <text:p>3,594.50</text:p>
          </table:table-cell>
          <table:table-cell>
            <text:p>Total incomes</text:p>
          </table:table-cell>
          <table:table-cell office:value-type="float" office:value="3594.5">
            <text:p>3,594.5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/>
        </table:table-row>
        <table:table-row>
          <table:table-cell office:value-type="float" office:value="4">
            <text:p>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8">
            <text:p>8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9">
            <text:p>9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3">
            <text:p>13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4">
            <text:p>14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19">
            <text:p>19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0">
            <text:p>2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4">
            <text:p>24,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5">
            <text:p>2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,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29">
            <text:p>29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0">
            <text:p>30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4">
            <text:p>34.00</text:p>
          </table:table-cell>
          <table:table-cell>
            <text:p>INCOME</text:p>
          </table:table-cell>
          <table:table-cell>
            <text:p>Philipppp</text:p>
          </table:table-cell>
          <table:table-cell>
            <text:p>Slovakia</text:p>
          </table:table-cell>
          <table:table-cell>
            <text:p>Larry</text:p>
          </table:table-cell>
          <table:table-cell>
            <text:p>Hronsek</text:p>
          </table:table-cell>
          <table:table-cell>
            <text:p>1980-03-10</text:p>
          </table:table-cell>
          <table:table-cell>
            <text:p>2015-03-05</text:p>
          </table:table-cell>
          <table:table-cell office:value-type="float" office:value="513.5">
            <text:p>513.50</text:p>
          </table:table-cell>
          <table:table-cell>
            <text:p>tv:500.0; book:10.5; pen:3.0; </text:p>
          </table:table-cell>
          <table:table-cell table:number-columns-repeated="1"/>
        </table:table-row>
        <table:table-row>
          <table:table-cell office:value-type="float" office:value="35">
            <text:p>35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Tom</text:p>
          </table:table-cell>
          <table:table-cell>
            <text:p>address</text:p>
          </table:table-cell>
          <table:table-cell>
            <text:p>1980-03-11</text:p>
          </table:table-cell>
          <table:table-cell>
            <text:p>2015-03-05</text:p>
          </table:table-cell>
          <table:table-cell office:value-type="float" office:value="-513.5">
            <text:p>-513.50</text:p>
          </table:table-cell>
          <table:table-cell>
            <text:p>tv:500.0; book:10.5; pen:3.0; </text:p>
          </table:table-cell>
          <table:table-cell table:number-columns-repeated="1"/>
        </table:table-row>
      </table:table>
      <table:table table:name="2016">
        <table:table-column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6" table:default-cell-style-name="Default"/>
        <table:table-column table:style-name="defaultCol7" table:default-cell-style-name="Default"/>
        <table:table-row>
          <table:table-cell>
            <text:p>Total value</text:p>
          </table:table-cell>
          <table:table-cell office:value-type="float" office:value="0.0">
            <text:p>0.00</text:p>
          </table:table-cell>
          <table:table-cell>
            <text:p>Total expenses</text:p>
          </table:table-cell>
          <table:table-cell office:value-type="float" office:value="0.0">
            <text:p>0.00</text:p>
          </table:table-cell>
          <table:table-cell>
            <text:p>Total incomes</text:p>
          </table:table-cell>
          <table:table-cell office:value-type="float" office:value="0.0">
            <text:p>0,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5">
            <text:p>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/>
        </table:table-row>
        <table:table-row>
          <table:table-cell office:value-type="float" office:value="10">
            <text:p>10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15">
            <text:p>15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1">
            <text:p>21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26">
            <text:p>26,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,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1">
            <text:p>31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  <table:table-row>
          <table:table-cell office:value-type="float" office:value="36">
            <text:p>36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You</text:p>
          </table:table-cell>
          <table:table-cell>
            <text:p>B</text:p>
          </table:table-cell>
          <table:table-cell>
            <text:p>2016-03-10</text:p>
          </table:table-cell>
          <table:table-cell>
            <text:p>2015-03-30</text:p>
          </table:table-cell>
          <table:table-cell office:value-type="float" office:value="-0.0">
            <text:p>-0.00</text:p>
          </table:table-cell>
          <table:table-cell>
            <text:p/>
          </table:table-cell>
          <table:table-cell table:number-columns-repeated="1"/>
        </table:table-row>
      </table:table>
      <table:table table:name="OwnerInfo">
        <table:table-column table:default-cell-style-name="Default"/>
        <table:table-column table:style-name="defaultCol8" table:default-cell-style-name="Default"/>
        <table:table-row>
          <table:table-cell>
            <text:p>Owner Information: </text:p>
          </table:table-cell>
          <table:table-cell/>
        </table:table-row>
        <table:table-row>
          <table:table-cell>
            <text:p>Name: </text:p>
          </table:table-cell>
          <table:table-cell>
            <text:p>Katarina Matusova</text:p>
          </table:table-cell>
        </table:table-row>
        <table:table-row>
          <table:table-cell>
            <text:p>Address: </text:p>
          </table:table-cell>
          <table:table-cell>
            <text:p>Pod hajom 1366, Dubnica</text:p>
          </table:table-cell>
        </table:table-row>
      </table:table>
      <table:table table:name="1902">
        <table:table-column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9" table:default-cell-style-name="Default"/>
        <table:table-column table:style-name="defaultCol10" table:default-cell-style-name="Default"/>
        <table:table-row>
          <table:table-cell>
            <text:p>Total value</text:p>
          </table:table-cell>
          <table:table-cell office:value-type="float" office:value="1000.0">
            <text:p>1,000.00</text:p>
          </table:table-cell>
          <table:table-cell>
            <text:p>Total expenses</text:p>
          </table:table-cell>
          <table:table-cell office:value-type="float" office:value="0.0">
            <text:p>0.00</text:p>
          </table:table-cell>
          <table:table-cell>
            <text:p>Total incomes</text:p>
          </table:table-cell>
          <table:table-cell office:value-type="float" office:value="1000.0">
            <text:p>1,000.00</text:p>
          </table:table-cell>
          <table:table-cell table:number-columns-repeated="4"/>
          <table:table-cell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 Name</text:p>
          </table:table-cell>
          <table:table-cell>
            <text:p>From Address</text:p>
          </table:table-cell>
          <table:table-cell>
            <text:p>To Name</text:p>
          </table:table-cell>
          <table:table-cell>
            <text:p>To Address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Total Amount</text:p>
          </table:table-cell>
          <table:table-cell>
            <text:p>Items</text:p>
          </table:table-cell>
          <table:table-cell/>
        </table:table-row>
        <table:table-row>
          <table:table-cell office:value-type="float" office:value="7">
            <text:p>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902-03-10</text:p>
          </table:table-cell>
          <table:table-cell>
            <text:p>1800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/>
        </table:table-row>
        <table:table-row>
          <table:table-cell office:value-type="float" office:value="7">
            <text:p>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902-03-10</text:p>
          </table:table-cell>
          <table:table-cell>
            <text:p>1800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.06.2018</text:date>, <text:time>11:21:1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1:21:19.11</dc:date>
    <meta:editing-duration>PT34M26S</meta:editing-duration>
    <meta:editing-cycles>20</meta:editing-cycles>
    <meta:generator>OpenOffice/4.1.5$Win32 OpenOffice.org_project/415m1$Build-9789</meta:generator>
    <meta:document-statistic meta:table-count="1" meta:cell-count="26" meta:object-count="0"/>
  </office:meta>
</office:document-meta>
</file>